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lt" fo:country="LT"/>
    </style:style>
    <style:style style:name="TableColumn3" style:family="table-column">
      <style:table-column-properties style:column-width="0.2277in"/>
    </style:style>
    <style:style style:name="Table2" style:family="table">
      <style:table-properties style:width="0.2277in" fo:margin-left="0in" table:align="center"/>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margin-bottom="0in" fo:line-height="100%"/>
      <style:text-properties fo:language="lt" fo:country="L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text-properties fo:language="lt" fo:country="L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fo:language="lt" fo:country="L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language="lt" fo:country="LT"/>
    </style:style>
    <style:style style:name="P16" style:parent-style-name="Normal" style:family="paragraph">
      <style:text-properties fo:language="lt" fo:country="LT"/>
    </style:style>
    <style:style style:name="P17" style:parent-style-name="Normal" style:family="paragraph">
      <style:text-properties fo:language="lt" fo:country="LT"/>
    </style:style>
    <style:style style:name="P18" style:parent-style-name="Normal" style:family="paragraph">
      <style:text-properties fo:language="lt" fo:country="LT"/>
    </style:style>
    <style:style style:name="P19" style:parent-style-name="Normal" style:family="paragraph">
      <style:text-properties fo:language="lt" fo:country="LT"/>
    </style:style>
    <style:style style:name="P20" style:parent-style-name="Normal" style:family="paragraph">
      <style:text-properties fo:language="lt" fo:country="LT"/>
    </style:style>
    <style:style style:name="P21" style:parent-style-name="Normal" style:family="paragraph">
      <style:text-properties fo:language="lt" fo:country="LT"/>
    </style:style>
    <style:style style:name="T22" style:parent-style-name="DefaultParagraphFont" style:family="text">
      <style:text-properties fo:language="lt" fo:country="LT"/>
    </style:style>
    <style:style style:name="P23" style:parent-style-name="ListParagraph" style:family="paragraph">
      <style:text-properties fo:language="lt" fo:country="LT"/>
    </style:style>
    <style:style style:name="P24" style:parent-style-name="ListParagraph" style:family="paragraph">
      <style:text-properties fo:language="lt" fo:country="LT"/>
    </style:style>
    <style:style style:name="P25" style:parent-style-name="ListParagraph" style:family="paragraph">
      <style:text-properties fo:language="lt" fo:country="LT"/>
    </style:style>
    <style:style style:name="P26" style:parent-style-name="ListParagraph" style:family="paragraph">
      <style:text-properties fo:language="lt" fo:country="LT"/>
    </style:style>
    <style:style style:name="P27" style:parent-style-name="ListParagraph" style:family="paragraph">
      <style:text-properties fo:language="lt" fo:country="LT"/>
    </style:style>
    <style:style style:name="P28" style:parent-style-name="ListParagraph" style:family="paragraph">
      <style:text-properties fo:language="lt" fo:country="LT"/>
    </style:style>
    <style:style style:name="P29" style:parent-style-name="ListParagraph" style:family="paragraph">
      <style:text-properties fo:language="lt" fo:country="LT"/>
    </style:style>
    <style:style style:name="P30" style:parent-style-name="Normal" style:family="paragraph">
      <style:text-properties fo:language="lt" fo:country="LT"/>
    </style:style>
  </office:automatic-styles>
  <office:body>
    <office:text text:use-soft-page-breaks="true">
      <text:p text:style-name="P1">Pagrindinis failas yra <text:s/>atsakymu_tikrinimas.py. Pagrindinė idėja yra tai, kad žaidėjai atsiunčia surašytus atsakymus .txt formate. Tiesiog atsakymo variantas nuo 1 iki 5 ir skaičius. Faile turėtų būti tik skaičių stulpelis be jokių kitų ženklų. Tarkim:</text:p>
      <table:table table:style-name="Table2">
        <table:table-columns>
          <table:table-column table:style-name="TableColumn3"/>
        </table:table-columns>
        <table:table-row table:style-name="TableRow4">
          <table:table-cell table:style-name="TableCell5">
            <text:p text:style-name="P6">1</text:p>
          </table:table-cell>
        </table:table-row>
        <table:table-row table:style-name="TableRow7">
          <table:table-cell table:style-name="TableCell8">
            <text:p text:style-name="P9">3</text:p>
          </table:table-cell>
        </table:table-row>
        <table:table-row table:style-name="TableRow10">
          <table:table-cell table:style-name="TableCell11">
            <text:p text:style-name="P12">4</text:p>
          </table:table-cell>
        </table:table-row>
        <table:table-row table:style-name="TableRow13">
          <table:table-cell table:style-name="TableCell14">
            <text:p text:style-name="P15">2</text:p>
          </table:table-cell>
        </table:table-row>
      </table:table>
      <text:p text:style-name="P16"/>
      <text:p text:style-name="P17"/>
      <text:p text:style-name="P18"/>
      <text:p text:style-name="P19">Šis failas pavadinamas žaidėjo vardu, apatiniu brūkšneliu ir turo skaičiumi. Tarkim: Dominykas_1, Inga_3 (Dominyko pirmo turo atsakymai, Ingos trečio turo atsakymai).</text:p>
      <text:p text:style-name="P20">Tuomet, šis failas yra sulyginamas su atsakymų .txt failu. Jo formatas yra teisingas atsakymas ir skiriami taškai. Turai skiriami paprastu brūkšniu. Pavyzdys yra GitHub, o jo interpratacija yra ši:</text:p>
      <text:p text:style-name="P21">Pirmo turo pirmo klausimo atsakymas yra 1, už jį skiriamas 1 taškas. Pirmo turo 5 klausimo atsakymas yra 1, už jį skiriami 3 taškai. Už 4 turo 4 klausimą skiriami 2 taškai. Turai atskiriami –</text:p>
      <text:p text:style-name="Normal"><text:span text:style-name="Heading1Char">Eiga</text:span><text:span text:style-name="T22">:</text:span></text:p>
      <text:list text:style-name="LFO1" text:continue-numbering="true">
        <text:list-item>
          <text:p text:style-name="P23">Excel faile „rezultatai“ surašomi žaidėjai nuo A2 stulpeliu žemyn.</text:p>
        </text:list-item>
        <text:list-item>
          <text:p text:style-name="P24">Python faile main() fukcijoje, players kintamajame surašomi tie patys žaidėjai.<text:line-break/>pvz:<text:s/>players = ["dominykas", "petras", "jonas", "Inga", "Dovydas"]</text:p>
        </text:list-item>
        <text:list-item>
          <text:p text:style-name="P25">Kintamajame link nurodome kur yra pagrindinė direktorija su visais failais.</text:p>
        </text:list-item>
        <text:list-item>
          <text:p text:style-name="P26">Įsitikiname, kad excel failas išjungtas. Kitaip nepasileis python programa.</text:p>
        </text:list-item>
        <text:list-item>
          <text:p text:style-name="P27">Kai gauname visus failus su žaidėjų atsakymais, pakeičiam kintamąjį stage į dabartinį turą. Tarkim stage = 1, yra pirmas turas. Jeigu yra visi failai su žaidėjų vardais tokiais pačiais, kaip players kintamąjame ir jie sunumeruoti teisingai, programa turėtų pasileisti. Svarbu, kad players kintamajame žaidėjai būtų surašyti ta pačia tvarka, kaip excel faile.</text:p>
        </text:list-item>
        <text:list-item>
          <text:p text:style-name="P28">Paleidžiame programą. Konsolėje turėtumėm matyti ar žaidėjas atsakė teisingai. Jei atsakyta teisingai, skiriami taškai nurodyti atsakymų .txt faile. Kai viskas baigiasi, atsidarome excel failą.</text:p>
        </text:list-item>
        <text:list-item>
          <text:p text:style-name="P29">Vyksta kitas turas, gauname kito turo atsakymus .txt faile, pakeičiame stage = 2 (antras turas) ir viską kartojame.<text:s/></text:p>
        </text:list-item>
      </text:list>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ykas Gudavičius</meta:initial-creator>
    <dc:creator>Dominykas Gudavičius</dc:creator>
    <meta:creation-date>2020-03-31T13:26:00Z</meta:creation-date>
    <dc:date>2020-03-31T13:46:00Z</dc:date>
    <meta:template xlink:href="Normal" xlink:type="simple"/>
    <meta:editing-cycles>2</meta:editing-cycles>
    <meta:editing-duration>PT1200S</meta:editing-duration>
    <meta:document-statistic meta:page-count="1" meta:paragraph-count="3" meta:word-count="278" meta:character-count="1865" meta:row-count="13" meta:non-whitespace-character-count="1590"/>
  </office:meta>
</office:document-meta>
</file>